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3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ider_caver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son_spid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_spider</text:p>
          </table:table-cell>
          <table:table-cell table:number-columns-repeated="2"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poison_spid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_boss</text:p>
          </table:table-cell>
          <table:table-cell table:number-columns-repeated="4"/>
        </table:table-row>
      </table:table>
      <table:table table:name="cyclop_hall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t</text:p>
          </table:table-cell>
          <table:table-cell office:value-type="string" calcext:value-type="string">
            <text:p>cyclo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  <table:table-cell office:value-type="string" calcext:value-type="string">
            <text:p>cycl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p_boss</text:p>
          </table:table-cell>
          <table:table-cell table:number-columns-repeated="4"/>
        </table:table-row>
      </table:table>
      <table:table table:name="undead_lair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keleton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 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 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otaur_skelly_bo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00-00-00</text:date>, <text:time style:data-style-name="N2" text:time-value="17:44:41.7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4:39.785000000</meta:creation-date>
    <meta:generator>LibreOffice/7.6.4.1$Windows_X86_64 LibreOffice_project/e19e193f88cd6c0525a17fb7a176ed8e6a3e2aa1</meta:generator>
    <dc:date>2024-02-06T17:46:42.894000000</dc:date>
    <meta:editing-duration>PT5H22M21S</meta:editing-duration>
    <meta:editing-cycles>24</meta:editing-cycles>
    <meta:document-statistic meta:table-count="3" meta:cell-count="90" meta:object-count="0"/>
  </office:meta>
</office:document-meta>
</file>